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900000041A0680E05DDC2DEDB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12.818cm" style:rel-column-width="6525*"/>
    </style:style>
    <style:style style:name="Table1.B" style:family="table-column">
      <style:table-column-properties style:column-width="1.767cm" style:rel-column-width="900*"/>
    </style:style>
    <style:style style:name="Table1.C" style:family="table-column">
      <style:table-column-properties style:column-width="1.679cm" style:rel-column-width="855*"/>
    </style:style>
    <style:style style:name="Table1.D" style:family="table-column">
      <style:table-column-properties style:column-width="1.436cm" style:rel-column-width="731*"/>
    </style:style>
    <style:style style:name="Table1.E" style:family="table-column">
      <style:table-column-properties style:column-width="1.238cm" style:rel-column-width="630*"/>
    </style:style>
    <style:style style:name="Table1.F" style:family="table-column">
      <style:table-column-properties style:column-width="0.651cm" style:rel-column-width="33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d92e" officeooo:paragraph-rsid="000bd92e"/>
    </style:style>
    <style:style style:name="P2" style:family="paragraph" style:parent-style-name="Standard">
      <style:text-properties officeooo:rsid="00124318" officeooo:paragraph-rsid="00124318"/>
    </style:style>
    <style:style style:name="P3" style:family="paragraph" style:parent-style-name="Standard">
      <style:text-properties officeooo:rsid="00124318" officeooo:paragraph-rsid="0014b3e1"/>
    </style:style>
    <style:style style:name="P4" style:family="paragraph" style:parent-style-name="Header">
      <style:text-properties officeooo:rsid="00124318" officeooo:paragraph-rsid="00124318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</style:style>
    <style:style style:name="T1" style:family="text">
      <style:text-properties officeooo:rsid="00135626"/>
    </style:style>
    <style:style style:name="T2" style:family="text">
      <style:text-properties officeooo:rsid="0014b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2" form:id="control2" form:label="Check Boxness" form:data-field="c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Check Boxness" form:data-field="c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draw:control text:anchor-type="as-char" draw:z-index="0" draw:name="Shape1" draw:style-name="gr1" draw:text-style-name="P5" svg:width="5.18cm" svg:height="0.378cm" draw:control="control1"/></text:p>
      <text:p text:style-name="P1">Favorite ice cream: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3">Blah <text:s text:c="3"/><draw:control text:anchor-type="as-char" svg:y="-0.28cm" draw:z-index="3" draw:name="Shape2" draw:style-name="gr2" draw:text-style-name="P6" svg:width="0.269cm" svg:height="0.244cm" draw:control="control2"/><text:s/><text:span text:style-name="T2">Check 1 </text:span><text:s/><draw:control text:anchor-type="as-char" svg:y="-0.28cm" draw:z-index="4" draw:name="Shape2" draw:style-name="gr2" draw:text-style-name="P6" svg:width="0.269cm" svg:height="0.244cm" draw:control="control3"/><text:s/><text:span text:style-name="T2">Check 2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4318" officeooo:paragraph-rsid="00124318"/>
    </style:style>
    <style:style style:name="MT1" style:family="text">
      <style:text-properties officeooo:rsid="0013562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148cm" svg:y="-0.12cm" svg:width="1.471cm" svg:height="1.298cm" draw:z-index="2"><draw:image xlink:href="Pictures/10000000000006900000041A0680E05DDC2DEDBF.jpg" xlink:type="simple" xlink:show="embed" xlink:actuate="onLoad" loext:mime-type="image/jpeg"/></draw:frame><text:tab/><text:span text:style-name="MT1">Hey!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3:55:09.727927188</meta:creation-date>
    <dc:date>2018-10-18T16:15:02.396277230</dc:date>
    <meta:editing-duration>PT2H17M49S</meta:editing-duration>
    <meta:editing-cycles>4</meta:editing-cycles>
    <meta:generator>LibreOffice/6.1.2.1$MacOSX_X86_64 LibreOffice_project/65905a128db06ba48db947242809d14d3f9a93fe</meta:generator>
    <meta:document-statistic meta:table-count="1" meta:image-count="1" meta:object-count="0" meta:page-count="2" meta:paragraph-count="4" meta:word-count="10" meta:character-count="57" meta:non-whitespace-character-count="42"/>
  </office:meta>
</office:document-meta>
</file>